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48.82mm"/>
    </style:style>
    <style:style style:name="co3" style:family="table-column">
      <style:table-column-properties fo:break-before="auto" style:column-width="84.7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u1979_Gen_Trajectory" table:style-name="ta1">
        <table:shapes>
          <draw:frame draw:z-index="0" draw:style-name="gr1" draw:text-style-name="P1" svg:width="295.26mm" svg:height="204mm" svg:x="161.5mm" svg:y="2.65mm">
            <draw:object draw:notify-on-update-of-ranges="mu1979_Gen_Trajectory.A2:mu1979_Gen_Trajectory.A26 mu1979_Gen_Trajectory.B1:mu1979_Gen_Trajectory.B1 mu1979_Gen_Trajectory.B2:mu1979_Gen_Trajectory.B26 mu1979_Gen_Trajectory.C1:mu1979_Gen_Trajectory.C1 mu1979_Gen_Trajectory.C2:mu1979_Gen_Trajectory.C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(Right Axis) Best Individual: Just Genetic</text:p>
          </table:table-cell>
          <table:table-cell office:value-type="string" calcext:value-type="string">
            <text:p>(Left Axis) Best Individual: Genetic and Christofides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27351.44270941" calcext:value-type="float">
            <text:p>2927351.44270941</text:p>
          </table:table-cell>
          <table:table-cell office:value-type="float" office:value="95979.0698219643" calcext:value-type="float">
            <text:p>95979.069821964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52251.58080071" calcext:value-type="float">
            <text:p>2052251.58080071</text:p>
          </table:table-cell>
          <table:table-cell office:value-type="float" office:value="95936.622322572" calcext:value-type="float">
            <text:p>95936.62232257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76470.19152472" calcext:value-type="float">
            <text:p>1676470.19152472</text:p>
          </table:table-cell>
          <table:table-cell office:value-type="float" office:value="95805.5353500463" calcext:value-type="float">
            <text:p>95805.535350046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47100.06082211" calcext:value-type="float">
            <text:p>1447100.06082211</text:p>
          </table:table-cell>
          <table:table-cell office:value-type="float" office:value="95489.3737495364" calcext:value-type="float">
            <text:p>95489.373749536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07421.50352176" calcext:value-type="float">
            <text:p>1307421.50352176</text:p>
          </table:table-cell>
          <table:table-cell office:value-type="float" office:value="95056.2718163248" calcext:value-type="float">
            <text:p>95056.271816324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84522.39370075" calcext:value-type="float">
            <text:p>1184522.39370075</text:p>
          </table:table-cell>
          <table:table-cell office:value-type="float" office:value="94925.8699915002" calcext:value-type="float">
            <text:p>94925.869991500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86455.79744563" calcext:value-type="float">
            <text:p>1086455.79744563</text:p>
          </table:table-cell>
          <table:table-cell office:value-type="float" office:value="94888.9690165811" calcext:value-type="float">
            <text:p>94888.969016581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16154.77155853" calcext:value-type="float">
            <text:p>1016154.77155853</text:p>
          </table:table-cell>
          <table:table-cell office:value-type="float" office:value="94841.4417546286" calcext:value-type="float">
            <text:p>94841.441754628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32001.633986358" calcext:value-type="float">
            <text:p>932001.633986358</text:p>
          </table:table-cell>
          <table:table-cell office:value-type="float" office:value="94774.6419337809" calcext:value-type="float">
            <text:p>94774.641933780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63809.435046736" calcext:value-type="float">
            <text:p>863809.435046736</text:p>
          </table:table-cell>
          <table:table-cell office:value-type="float" office:value="94624.3388929044" calcext:value-type="float">
            <text:p>94624.338892904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796500.767322685" calcext:value-type="float">
            <text:p>796500.767322685</text:p>
          </table:table-cell>
          <table:table-cell office:value-type="float" office:value="94438.4959880895" calcext:value-type="float">
            <text:p>94438.495988089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740644.594314933" calcext:value-type="float">
            <text:p>740644.594314933</text:p>
          </table:table-cell>
          <table:table-cell office:value-type="float" office:value="94369.142862523" calcext:value-type="float">
            <text:p>94369.14286252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691812.233375989" calcext:value-type="float">
            <text:p>691812.233375989</text:p>
          </table:table-cell>
          <table:table-cell office:value-type="float" office:value="94320.39891236" calcext:value-type="float">
            <text:p>94320.3989123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43030.200774116" calcext:value-type="float">
            <text:p>643030.200774116</text:p>
          </table:table-cell>
          <table:table-cell office:value-type="float" office:value="94093.9455421547" calcext:value-type="float">
            <text:p>94093.945542154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02569.200104707" calcext:value-type="float">
            <text:p>602569.200104707</text:p>
          </table:table-cell>
          <table:table-cell office:value-type="float" office:value="94068.7544781628" calcext:value-type="float">
            <text:p>94068.7544781628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571846.382069431" calcext:value-type="float">
            <text:p>571846.382069431</text:p>
          </table:table-cell>
          <table:table-cell office:value-type="float" office:value="93992.4698822673" calcext:value-type="float">
            <text:p>93992.4698822673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537156.303350704" calcext:value-type="float">
            <text:p>537156.303350704</text:p>
          </table:table-cell>
          <table:table-cell office:value-type="float" office:value="93770.3382554718" calcext:value-type="float">
            <text:p>93770.3382554718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505498.511486674" calcext:value-type="float">
            <text:p>505498.511486674</text:p>
          </table:table-cell>
          <table:table-cell office:value-type="float" office:value="93616.335636831" calcext:value-type="float">
            <text:p>93616.335636831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478107.361347279" calcext:value-type="float">
            <text:p>478107.361347279</text:p>
          </table:table-cell>
          <table:table-cell office:value-type="float" office:value="93589.1330357189" calcext:value-type="float">
            <text:p>93589.133035718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53560.500434714" calcext:value-type="float">
            <text:p>453560.500434714</text:p>
          </table:table-cell>
          <table:table-cell office:value-type="float" office:value="93548.2499112858" calcext:value-type="float">
            <text:p>93548.2499112858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428559.793346816" calcext:value-type="float">
            <text:p>428559.793346816</text:p>
          </table:table-cell>
          <table:table-cell office:value-type="float" office:value="93524.0301108748" calcext:value-type="float">
            <text:p>93524.0301108748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407493.937808355" calcext:value-type="float">
            <text:p>407493.937808355</text:p>
          </table:table-cell>
          <table:table-cell office:value-type="float" office:value="93476.9508136421" calcext:value-type="float">
            <text:p>93476.9508136421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385159.107272679" calcext:value-type="float">
            <text:p>385159.107272679</text:p>
          </table:table-cell>
          <table:table-cell office:value-type="float" office:value="93408.6827887513" calcext:value-type="float">
            <text:p>93408.6827887513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369668.543053302" calcext:value-type="float">
            <text:p>369668.543053302</text:p>
          </table:table-cell>
          <table:table-cell office:value-type="float" office:value="93370.6474039174" calcext:value-type="float">
            <text:p>93370.647403917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51729.696875395" calcext:value-type="float">
            <text:p>351729.696875395</text:p>
          </table:table-cell>
          <table:table-cell office:value-type="float" office:value="93360.7690694728" calcext:value-type="float">
            <text:p>93360.76906947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 style:data-style-name="N2" text:time-value="13:11:00.7788373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18T13:11:59.675982772</dc:date>
    <meta:editing-duration>PT1M45S</meta:editing-duration>
    <meta:editing-cycles>2</meta:editing-cycles>
    <meta:generator>LibreOffice/6.0.7.3$Linux_X86_64 LibreOffice_project/00m0$Build-3</meta:generator>
    <meta:document-statistic meta:table-count="1" meta:cell-count="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527cm" svg:height="20.401cm" xlink:href=".." xlink:type="simple" chart:class="chart:line" chart:style-name="ch1">
        <chart:legend chart:legend-position="bottom" svg:x="6.472cm" svg:y="19.802cm" style:legend-expansion="wide" chart:style-name="ch2"/>
        <chart:plot-area chart:style-name="ch3" table:cell-range-address="mu1979_Gen_Trajectory.A1:mu1979_Gen_Trajectory.C26" chart:data-source-has-labels="both" svg:x="0.589cm" svg:y="0.408cm" svg:width="28.346cm" svg:height="18.888cm">
          <chartooo:coordinate-region svg:x="2.136cm" svg:y="0.607cm" svg:width="25.621cm" svg:height="18.042cm"/>
          <chart:axis chart:dimension="x" chart:name="primary-x" chart:style-name="ch4" chartooo:axis-type="auto">
            <chartooo:date-scale/>
            <chart:title svg:x="13.9cm" svg:y="19.241cm" chart:style-name="ch5">
              <text:p>Generation</text:p>
            </chart:title>
            <chart:categories table:cell-range-address="mu1979_Gen_Trajectory.A2:mu1979_Gen_Trajectory.A26"/>
          </chart:axis>
          <chart:axis chart:dimension="y" chart:name="primary-y" chart:style-name="ch4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mu1979_Gen_Trajectory.B2:mu1979_Gen_Trajectory.B26" chart:label-cell-address="mu1979_Gen_Trajectory.B1:mu1979_Gen_Trajectory.B1" chart:class="chart:line">
            <chart:data-point chart:repeated="25"/>
          </chart:series>
          <chart:series chart:attached-axis="secondary-y" chart:style-name="ch9" chart:values-cell-range-address="mu1979_Gen_Trajectory.C2:mu1979_Gen_Trajectory.C26" chart:label-cell-address="mu1979_Gen_Trajectory.C1:mu1979_Gen_Trajectory.C1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ight Axis) Best Individual: Just Genetic</text:p>
                <draw:g>
                  <svg:desc>mu1979_Gen_Trajectory.B1:mu1979_Gen_Trajectory.B1</svg:desc>
                </draw:g>
              </table:table-cell>
              <table:table-cell office:value-type="string">
                <text:p>(Left Axis) Best Individual: Genetic and Christofides</text:p>
                <draw:g>
                  <svg:desc>mu1979_Gen_Trajectory.C1:mu1979_Gen_Trajectory.C1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mu1979_Gen_Trajectory.A2:mu1979_Gen_Trajectory.A26</svg:desc>
                </draw:g>
              </table:table-cell>
              <table:table-cell office:value-type="float" office:value="2927351.44270941">
                <text:p>2927351.44270941</text:p>
                <draw:g>
                  <svg:desc>mu1979_Gen_Trajectory.B2:mu1979_Gen_Trajectory.B26</svg:desc>
                </draw:g>
              </table:table-cell>
              <table:table-cell office:value-type="float" office:value="95979.0698219643">
                <text:p>95979.0698219643</text:p>
                <draw:g>
                  <svg:desc>mu1979_Gen_Trajectory.C2:mu1979_Gen_Trajectory.C26</svg:desc>
                </draw:g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052251.58080071">
                <text:p>2052251.58080071</text:p>
              </table:table-cell>
              <table:table-cell office:value-type="float" office:value="95936.622322572">
                <text:p>95936.62232257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676470.19152472">
                <text:p>1676470.19152472</text:p>
              </table:table-cell>
              <table:table-cell office:value-type="float" office:value="95805.5353500463">
                <text:p>95805.535350046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447100.06082211">
                <text:p>1447100.06082211</text:p>
              </table:table-cell>
              <table:table-cell office:value-type="float" office:value="95489.3737495364">
                <text:p>95489.373749536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307421.50352176">
                <text:p>1307421.50352176</text:p>
              </table:table-cell>
              <table:table-cell office:value-type="float" office:value="95056.2718163248">
                <text:p>95056.2718163248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184522.39370075">
                <text:p>1184522.39370075</text:p>
              </table:table-cell>
              <table:table-cell office:value-type="float" office:value="94925.8699915002">
                <text:p>94925.869991500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086455.79744563">
                <text:p>1086455.79744563</text:p>
              </table:table-cell>
              <table:table-cell office:value-type="float" office:value="94888.9690165811">
                <text:p>94888.9690165811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016154.77155853">
                <text:p>1016154.77155853</text:p>
              </table:table-cell>
              <table:table-cell office:value-type="float" office:value="94841.4417546286">
                <text:p>94841.441754628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932001.633986358">
                <text:p>932001.633986358</text:p>
              </table:table-cell>
              <table:table-cell office:value-type="float" office:value="94774.6419337809">
                <text:p>94774.641933780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63809.435046736">
                <text:p>863809.435046736</text:p>
              </table:table-cell>
              <table:table-cell office:value-type="float" office:value="94624.3388929044">
                <text:p>94624.3388929044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796500.767322685">
                <text:p>796500.767322685</text:p>
              </table:table-cell>
              <table:table-cell office:value-type="float" office:value="94438.4959880895">
                <text:p>94438.4959880895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740644.594314933">
                <text:p>740644.594314933</text:p>
              </table:table-cell>
              <table:table-cell office:value-type="float" office:value="94369.142862523">
                <text:p>94369.142862523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691812.233375989">
                <text:p>691812.233375989</text:p>
              </table:table-cell>
              <table:table-cell office:value-type="float" office:value="94320.39891236">
                <text:p>94320.39891236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643030.200774116">
                <text:p>643030.200774116</text:p>
              </table:table-cell>
              <table:table-cell office:value-type="float" office:value="94093.9455421547">
                <text:p>94093.945542154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602569.200104707">
                <text:p>602569.200104707</text:p>
              </table:table-cell>
              <table:table-cell office:value-type="float" office:value="94068.7544781628">
                <text:p>94068.7544781628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571846.382069431">
                <text:p>571846.382069431</text:p>
              </table:table-cell>
              <table:table-cell office:value-type="float" office:value="93992.4698822673">
                <text:p>93992.4698822673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537156.303350704">
                <text:p>537156.303350704</text:p>
              </table:table-cell>
              <table:table-cell office:value-type="float" office:value="93770.3382554718">
                <text:p>93770.3382554718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505498.511486674">
                <text:p>505498.511486674</text:p>
              </table:table-cell>
              <table:table-cell office:value-type="float" office:value="93616.335636831">
                <text:p>93616.335636831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478107.361347279">
                <text:p>478107.361347279</text:p>
              </table:table-cell>
              <table:table-cell office:value-type="float" office:value="93589.1330357189">
                <text:p>93589.133035718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53560.500434714">
                <text:p>453560.500434714</text:p>
              </table:table-cell>
              <table:table-cell office:value-type="float" office:value="93548.2499112858">
                <text:p>93548.2499112858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428559.793346816">
                <text:p>428559.793346816</text:p>
              </table:table-cell>
              <table:table-cell office:value-type="float" office:value="93524.0301108748">
                <text:p>93524.0301108748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407493.937808355">
                <text:p>407493.937808355</text:p>
              </table:table-cell>
              <table:table-cell office:value-type="float" office:value="93476.9508136421">
                <text:p>93476.9508136421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385159.107272679">
                <text:p>385159.107272679</text:p>
              </table:table-cell>
              <table:table-cell office:value-type="float" office:value="93408.6827887513">
                <text:p>93408.6827887513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369668.543053302">
                <text:p>369668.543053302</text:p>
              </table:table-cell>
              <table:table-cell office:value-type="float" office:value="93370.6474039174">
                <text:p>93370.647403917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51729.696875395">
                <text:p>351729.696875395</text:p>
              </table:table-cell>
              <table:table-cell office:value-type="float" office:value="93360.7690694728">
                <text:p>93360.76906947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